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143cm"/>
    </style:style>
    <style:style style:name="ro1" style:family="table-row">
      <style:table-row-properties style:row-height="0.836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fo:background-color="#ffcc00" fo:border="0.06pt solid #000000"/>
    </style:style>
    <style:style style:name="ce15" style:family="table-cell" style:parent-style-name="Default">
      <style:table-cell-properties fo:background-color="#ff00cc" fo:border="0.06pt solid #000000"/>
    </style:style>
    <style:style style:name="ce16" style:family="table-cell" style:parent-style-name="Default">
      <style:table-cell-properties fo:background-color="#66ffff" fo:border="0.06pt solid #000000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ff6666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eeeeee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#eeeeee"/>
      <style:text-properties fo:color="#ffffff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b2b2b2"/>
      <style:text-properties style:use-window-font-color="true"/>
    </style:style>
    <style:style style:name="ce26" style:family="table-cell" style:parent-style-name="Default">
      <style:table-cell-properties fo:background-color="#aecf00"/>
    </style:style>
    <style:style style:name="ce27" style:family="table-cell" style:parent-style-name="Default">
      <style:table-cell-properties fo:wrap-option="wrap" style:vertical-align="middle"/>
    </style:style>
    <style:style style:name="ce28" style:family="table-cell" style:parent-style-name="Default">
      <style:table-cell-properties fo:background-color="#ffd320"/>
    </style:style>
    <style:style style:name="ce29" style:family="table-cell" style:parent-style-name="Default">
      <style:table-cell-properties fo:background-color="#579d1c"/>
    </style:style>
  </office:automatic-styles>
  <office:body>
    <office:spreadsheet>
      <table:table table:name="zo zahranicia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/>
          <table:table-cell/>
          <table:table-cell table:style-name="ce12" office:value-type="string" calcext:value-type="string">
            <text:p>L-D</text:p>
          </table:table-cell>
          <table:table-cell table:style-name="ce12" office:value-type="string" calcext:value-type="string">
            <text:p>O-D</text:p>
          </table:table-cell>
          <table:table-cell table:style-name="ce12" office:value-type="string" calcext:value-type="string">
            <text:p>D-L</text:p>
          </table:table-cell>
          <table:table-cell table:style-name="ce12" office:value-type="string" calcext:value-type="string">
            <text:p>D-O</text:p>
          </table:table-cell>
          <table:table-cell office:value-type="string" calcext:value-type="string">
            <text:p>cr. tota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detailed</text:p>
          </table:table-cell>
          <table:table-cell table:style-name="ce24" office:value-type="string" calcext:value-type="string">
            <text:p>rudy, srot</text:p>
          </table:table-cell>
          <table:table-cell table:style-name="ce24" office:value-type="string" calcext:value-type="string">
            <text:p>pevne palivo</text:p>
          </table:table-cell>
          <table:table-cell table:style-name="ce24" office:value-type="string" calcext:value-type="string">
            <text:p>ropa</text:p>
          </table:table-cell>
          <table:table-cell table:style-name="ce24" office:value-type="string" calcext:value-type="string">
            <text:p>rop.produkty</text:p>
          </table:table-cell>
          <table:table-cell table:style-name="ce24" office:value-type="string" calcext:value-type="string">
            <text:p>chem. vyrobky</text:p>
          </table:table-cell>
          <table:table-cell table:style-name="ce24" office:value-type="string" calcext:value-type="string">
            <text:p>kovy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39" calcext:value-type="float">
            <text:p>0,139</text:p>
          </table:table-cell>
          <table:table-cell table:style-name="ce9" table:formula="of:=(0.139+0.225)" office:value-type="float" office:value="0.364" calcext:value-type="float">
            <text:p>0,364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5" calcext:value-type="float">
            <text:p>0,015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4"/>
          <table:table-cell table:style-name="ce13" office:value-type="float" office:value="0.002" calcext:value-type="float">
            <text:p>0,002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8" calcext:value-type="float">
            <text:p>0,018</text:p>
          </table:table-cell>
          <table:table-cell table:style-name="ce9" table:formula="of:=(0.018+0.019)" office:value-type="float" office:value="0.037" calcext:value-type="float">
            <text:p>0,037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2" calcext:value-type="float">
            <text:p>0,002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48" calcext:value-type="float">
            <text:p>0,048</text:p>
          </table:table-cell>
          <table:table-cell table:style-name="ce9" table:formula="of:=(0.048+0.02)" office:value-type="float" office:value="0.068" calcext:value-type="float">
            <text:p>0,068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67" calcext:value-type="float">
            <text:p>0,06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 table:number-columns-repeated="2"/>
          <table:table-cell table:style-name="ce13"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(0.221+0.089)" office:value-type="float" office:value="0.31" calcext:value-type="float">
            <text:p>0,31</text:p>
          </table:table-cell>
          <table:table-cell table:style-name="ce9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34" calcext:value-type="float">
            <text:p>0,034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7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85" calcext:value-type="float">
            <text:p>0,085</text:p>
          </table:table-cell>
          <table:table-cell table:style-name="ce9" table:formula="of:=(0.086+0.075)" office:value-type="float" office:value="0.161" calcext:value-type="float">
            <text:p>0,161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67" calcext:value-type="float">
            <text:p>0,06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4"/>
          <table:table-cell table:style-name="ce13" office:value-type="float" office:value="0.009" calcext:value-type="float">
            <text:p>0,009</text:p>
          </table:table-cell>
          <table:table-cell table:style-name="ce13" office:value-type="float" office:value="0.018" calcext:value-type="float">
            <text:p>0,018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office:value-type="float" office:value="3.892" calcext:value-type="float">
            <text:p>3,892</text:p>
          </table:table-cell>
          <table:table-cell table:style-name="ce9" office:value-type="float" office:value="3.893" calcext:value-type="float">
            <text:p>3,893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37" calcext:value-type="float">
            <text:p>0,237</text:p>
          </table:table-cell>
          <table:table-cell table:style-name="ce18" office:value-type="string" calcext:value-type="string">
            <text:p>Labe-odra</text:p>
          </table:table-cell>
          <table:table-cell table:style-name="ce18" table:number-columns-repeated="5"/>
          <table:table-cell table:style-name="ce18" office:value-type="float" office:value="0.024" calcext:value-type="float">
            <text:p>0,024</text:p>
          </table:table-cell>
          <table:table-cell table:style-name="ce18" office:value-type="float" office:value="0.07" calcext:value-type="float">
            <text:p>0,0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4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03" calcext:value-type="float">
            <text:p>0,203</text:p>
          </table:table-cell>
          <table:table-cell table:style-name="ce13" office:value-type="string" calcext:value-type="string">
            <text:p>dunaj</text:p>
          </table:table-cell>
          <table:table-cell table:style-name="ce13"/>
          <table:table-cell table:style-name="ce13" office:value-type="float" office:value="0.003" calcext:value-type="float">
            <text:p>0,003</text:p>
          </table:table-cell>
          <table:table-cell table:style-name="ce13" office:value-type="float" office:value="0.029" calcext:value-type="float">
            <text:p>0,029</text:p>
          </table:table-cell>
          <table:table-cell table:style-name="ce13" table:number-columns-repeated="2"/>
          <table:table-cell table:style-name="ce13" office:value-type="float" office:value="0.016" calcext:value-type="float">
            <text:p>0,016</text:p>
          </table:table-cell>
          <table:table-cell table:style-name="ce13" office:value-type="float" office:value="0.045" calcext:value-type="float">
            <text:p>0,04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9" office:value-type="string" calcext:value-type="string">
            <text:p>ine</text:p>
          </table:table-cell>
          <table:table-cell table:number-columns-repeated="2" table:style-name="ce9" office:value-type="float" office:value="0.004" calcext:value-type="float">
            <text:p>0,004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2" calcext:value-type="float">
            <text:p>0,002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SUM(0.266;0.095)" office:value-type="float" office:value="0.361" calcext:value-type="float">
            <text:p>0,361</text:p>
          </table:table-cell>
          <table:table-cell table:style-name="ce9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143" calcext:value-type="float">
            <text:p>0,143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table:formula="of:=(0.237+0.098)" office:value-type="float" office:value="0.335" calcext:value-type="float">
            <text:p>0,335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139" calcext:value-type="float">
            <text:p>0,139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6"/>
          <table:table-cell table:style-name="ce13" office:value-type="float" office:value="0.13" calcext:value-type="float">
            <text:p>0,1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97" calcext:value-type="float">
            <text:p>0,197</text:p>
          </table:table-cell>
          <table:table-cell table:style-name="ce9" table:formula="of:=(0.197+0.041)" office:value-type="float" office:value="0.238" calcext:value-type="float">
            <text:p>0,238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37" calcext:value-type="float">
            <text:p>0,03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6"/>
          <table:table-cell table:style-name="ce13" office:value-type="float" office:value="0.03" calcext:value-type="float">
            <text:p>0,0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36" calcext:value-type="float">
            <text:p>0,036</text:p>
          </table:table-cell>
          <table:table-cell table:style-name="ce9" table:formula="of:=(0.036+0.09)" office:value-type="float" office:value="0.126" calcext:value-type="float">
            <text:p>0,126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7" calcext:value-type="float">
            <text:p>0,007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39" calcext:value-type="float">
            <text:p>0,139</text:p>
          </table:table-cell>
          <table:table-cell table:style-name="ce9" table:formula="of:=(0.139+0.104)" office:value-type="float" office:value="0.243" calcext:value-type="float">
            <text:p>0,243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395" calcext:value-type="float">
            <text:p>0,395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/>
          <table:table-cell table:style-name="ce13" office:value-type="float" office:value="0.001" calcext:value-type="float">
            <text:p>0,001</text:p>
          </table:table-cell>
          <table:table-cell table:style-name="ce13" office:value-type="float" office:value="0.033" calcext:value-type="float">
            <text:p>0,033</text:p>
          </table:table-cell>
          <table:table-cell table:style-name="ce13" office:value-type="float" office:value="0.23" calcext:value-type="float">
            <text:p>0,2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25" calcext:value-type="float">
            <text:p>0,025</text:p>
          </table:table-cell>
          <table:table-cell table:style-name="ce9" table:formula="of:=(0.025+0.005)" office:value-type="float" office:value="0.03" calcext:value-type="float">
            <text:p>0,03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" calcext:value-type="float">
            <text:p>0,01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6"/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2" calcext:value-type="float">
            <text:p>0,012</text:p>
          </table:table-cell>
          <table:table-cell table:style-name="ce9" table:formula="of:=(0.012+0.049)" office:value-type="float" office:value="0.061" calcext:value-type="float">
            <text:p>0,061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1" calcext:value-type="float">
            <text:p>0,011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SUM(2.083; 0.06; 0.233;0.342)" office:value-type="float" office:value="2.718" calcext:value-type="float">
            <text:p>2,718</text:p>
          </table:table-cell>
          <table:table-cell table:style-name="ce9" table:formula="of:=(2.565+0.03+0.341)" office:value-type="float" office:value="2.936" calcext:value-type="float">
            <text:p>2,936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7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2.29" calcext:value-type="float">
            <text:p>2,29</text:p>
          </table:table-cell>
          <table:table-cell table:style-name="ce13" office:value-type="string" calcext:value-type="string">
            <text:p>dunaj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1.78" calcext:value-type="float">
            <text:p>1,78</text:p>
          </table:table-cell>
          <table:table-cell table:style-name="ce13"/>
          <table:table-cell table:style-name="ce13" office:value-type="float" office:value="0.039" calcext:value-type="float">
            <text:p>0,039</text:p>
          </table:table-cell>
          <table:table-cell table:style-name="ce13" office:value-type="float" office:value="0.027" calcext:value-type="float">
            <text:p>0,027</text:p>
          </table:table-cell>
          <table:table-cell table:style-name="ce13" office:value-type="float" office:value="0.07" calcext:value-type="float">
            <text:p>0,0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3"/>
          <table:table-cell table:style-name="ce9" office:value-type="float" office:value="1.713" calcext:value-type="float">
            <text:p>1,713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537" calcext:value-type="float">
            <text:p>0,537</text:p>
          </table:table-cell>
          <table:table-cell table:style-name="ce19" office:value-type="string" calcext:value-type="string">
            <text:p>odra</text:p>
          </table:table-cell>
          <table:table-cell table:style-name="ce19" table:number-columns-repeated="2"/>
          <table:table-cell table:style-name="ce19" office:value-type="float" office:value="0.05" calcext:value-type="float">
            <text:p>0,05</text:p>
          </table:table-cell>
          <table:table-cell table:style-name="ce19"/>
          <table:table-cell table:style-name="ce19" office:value-type="float" office:value="0.008" calcext:value-type="float">
            <text:p>0,008</text:p>
          </table:table-cell>
          <table:table-cell table:style-name="ce19" office:value-type="float" office:value="0.033" calcext:value-type="float">
            <text:p>0,033</text:p>
          </table:table-cell>
          <table:table-cell table:style-name="ce19" office:value-type="float" office:value="0.05" calcext:value-type="float">
            <text:p>0,0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(0.202+0.16)" office:value-type="float" office:value="0.362" calcext:value-type="float">
            <text:p>0,362</text:p>
          </table:table-cell>
          <table:table-cell table:style-name="ce9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68" calcext:value-type="float">
            <text:p>0,068</text:p>
          </table:table-cell>
          <table:table-cell table:style-name="ce17" office:value-type="string" calcext:value-type="string">
            <text:p>labe</text:p>
          </table:table-cell>
          <table:table-cell table:style-name="ce17"/>
          <table:table-cell table:style-name="ce25" table:number-columns-repeated="6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204" calcext:value-type="float">
            <text:p>0,204</text:p>
          </table:table-cell>
          <table:table-cell table:style-name="ce9" table:formula="of:=(0.204+0.141+0.017)" office:value-type="float" office:value="0.362" calcext:value-type="float">
            <text:p>0,362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366" calcext:value-type="float">
            <text:p>0,366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 table:number-columns-repeated="2"/>
          <table:table-cell table:style-name="ce13" office:value-type="float" office:value="0.054" calcext:value-type="float">
            <text:p>0,054</text:p>
          </table:table-cell>
          <table:table-cell table:style-name="ce13" office:value-type="float" office:value="0.06" calcext:value-type="float">
            <text:p>0,0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612" calcext:value-type="float">
            <text:p>0,612</text:p>
          </table:table-cell>
          <table:table-cell table:style-name="ce9" table:formula="of:=(0.612+0.355)" office:value-type="float" office:value="0.967" calcext:value-type="float">
            <text:p>0,967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05" calcext:value-type="float">
            <text:p>0,205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4"/>
          <table:table-cell table:style-name="ce13" office:value-type="float" office:value="0.006" calcext:value-type="float">
            <text:p>0,006</text:p>
          </table:table-cell>
          <table:table-cell table:style-name="ce13" office:value-type="float" office:value="0.021" calcext:value-type="float">
            <text:p>0,021</text:p>
          </table:table-cell>
          <table:table-cell table:style-name="ce13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76" calcext:value-type="float">
            <text:p>0,076</text:p>
          </table:table-cell>
          <table:table-cell table:style-name="ce9" table:formula="of:=(0.076+0.11)" office:value-type="float" office:value="0.186" calcext:value-type="float">
            <text:p>0,186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101" calcext:value-type="float">
            <text:p>0,101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2"/>
          <table:table-cell table:style-name="ce13" office:value-type="float" office:value="0.01" calcext:value-type="float">
            <text:p>0,01</text:p>
          </table:table-cell>
          <table:table-cell table:style-name="ce13"/>
          <table:table-cell table:style-name="ce13" office:value-type="float" office:value="0.001" calcext:value-type="float">
            <text:p>0,001</text:p>
          </table:table-cell>
          <table:table-cell table:style-name="ce13" office:value-type="float" office:value="0.032" calcext:value-type="float">
            <text:p>0,032</text:p>
          </table:table-cell>
          <table:table-cell table:style-name="ce13"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(0.16+0.086+0.16)" office:value-type="float" office:value="0.406" calcext:value-type="float">
            <text:p>0,406</text:p>
          </table:table-cell>
          <table:table-cell table:style-name="ce9" table:formula="of:=(0.16+0.133+0.056)" office:value-type="float" office:value="0.349" calcext:value-type="float">
            <text:p>0,349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504" calcext:value-type="float">
            <text:p>0,504</text:p>
          </table:table-cell>
          <table:table-cell table:style-name="ce13" office:value-type="string" calcext:value-type="string">
            <text:p>dunaj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style-name="ce13" office:value-type="float" office:value="0.25" calcext:value-type="float">
            <text:p>0,25</text:p>
          </table:table-cell>
          <table:table-cell table:style-name="ce13"/>
          <table:table-cell table:style-name="ce13" office:value-type="float" office:value="0.018" calcext:value-type="float">
            <text:p>0,018</text:p>
          </table:table-cell>
          <table:table-cell table:style-name="ce13" office:value-type="float" office:value="0.035" calcext:value-type="float">
            <text:p>0,035</text:p>
          </table:table-cell>
          <table:table-cell table:style-name="ce13" office:value-type="float" office:value="0.06" calcext:value-type="float">
            <text:p>0,0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53" calcext:value-type="float">
            <text:p>0,053</text:p>
          </table:table-cell>
          <table:table-cell table:style-name="ce9" table:formula="of:=(0.053+0.024)" office:value-type="float" office:value="0.077" calcext:value-type="float">
            <text:p>0,077</text:p>
          </table:table-cell>
          <table:table-cell table:style-name="ce9" table:number-columns-repeated="2"/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14" calcext:value-type="float">
            <text:p>0,014</text:p>
          </table:table-cell>
          <table:table-cell table:style-name="ce13" office:value-type="string" calcext:value-type="string">
            <text:p>dunaj</text:p>
          </table:table-cell>
          <table:table-cell table:style-name="ce13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3"/>
          <table:table-cell table:style-name="ce9" office:value-type="float" office:value="0.227" calcext:value-type="float">
            <text:p>0,227</text:p>
          </table:table-cell>
          <table:table-cell table:number-columns-repeated="2"/>
          <table:table-cell table:style-name="ce13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225" calcext:value-type="float">
            <text:p>0,225</text:p>
          </table:table-cell>
          <table:table-cell table:style-name="ce19" office:value-type="string" calcext:value-type="string">
            <text:p>odra</text:p>
          </table:table-cell>
          <table:table-cell table:style-name="ce19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Česká</text:p>
          </table:table-cell>
          <table:table-cell table:number-columns-repeated="2"/>
          <table:table-cell table:style-name="ce9"/>
          <table:table-cell table:number-columns-repeated="2"/>
          <table:table-cell table:style-name="ce14" office:value-type="string" calcext:value-type="string">
            <text:p>labe</text:p>
          </table:table-cell>
          <table:table-cell table:style-name="ce14" table:formula="of:=(0.007+0.068+0.033+0.157)" office:value-type="float" office:value="0.265" calcext:value-type="float">
            <text:p>0,265</text:p>
          </table:table-cell>
          <table:table-cell/>
          <table:table-cell table:style-name="ce24" office:value-type="string" calcext:value-type="string" table:number-columns-spanned="6" table:number-rows-spanned="3">
            <text:p>UNIFORMNE ROZLOZENE</text:p>
          </table:table-cell>
          <table:covered-table-cell table:number-columns-repeated="3" table:style-name="ce27"/>
          <table:covered-table-cell/>
          <table:covered-table-cell table:style-name="ce27"/>
          <table:table-cell table:number-columns-repeated="1009"/>
        </table:table-row>
        <table:table-row table:style-name="ro2">
          <table:covered-table-cell table:style-name="ce1"/>
          <table:table-cell table:number-columns-repeated="2"/>
          <table:table-cell table:style-name="ce9" table:number-columns-repeated="3"/>
          <table:table-cell table:style-name="ce15" office:value-type="string" calcext:value-type="string">
            <text:p>dunajom</text:p>
          </table:table-cell>
          <table:table-cell table:style-name="ce15" office:value-type="float" office:value="2.161" calcext:value-type="float">
            <text:p>2,161</text:p>
          </table:table-cell>
          <table:table-cell/>
          <table:covered-table-cell table:number-columns-repeated="6"/>
          <table:table-cell table:number-columns-repeated="1009"/>
        </table:table-row>
        <table:table-row table:style-name="ro2">
          <table:table-cell table:number-columns-repeated="6"/>
          <table:table-cell table:style-name="ce16" office:value-type="string" calcext:value-type="string">
            <text:p>Odra-</text:p>
          </table:table-cell>
          <table:table-cell table:style-name="ce16" table:formula="of:=(0.007+0.769+0.127)" office:value-type="float" office:value="0.903" calcext:value-type="float">
            <text:p>0,903</text:p>
          </table:table-cell>
          <table:table-cell/>
          <table:covered-table-cell table:number-columns-repeated="6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table:formula="of:=(0.833+0.471)" office:value-type="float" office:value="1.304" calcext:value-type="float">
            <text:p>1,304</text:p>
          </table:table-cell>
          <table:table-cell table:style-name="ce9" table:number-columns-repeated="2"/>
          <table:table-cell table:number-columns-repeated="2"/>
          <table:table-cell table:style-name="ce20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88" calcext:value-type="float">
            <text:p>0,088</text:p>
          </table:table-cell>
          <table:table-cell table:style-name="ce13" office:value-type="string" calcext:value-type="string">
            <text:p>dunaj</text:p>
          </table:table-cell>
          <table:table-cell table:style-name="ce21" table:number-columns-repeated="5"/>
          <table:table-cell table:style-name="ce21" office:value-type="float" office:value="0.022" calcext:value-type="float">
            <text:p>0,022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9" office:value-type="string" calcext:value-type="string">
            <text:p>ine</text:p>
          </table:table-cell>
          <table:table-cell table:number-columns-repeated="2" table:style-name="ce9" office:value-type="float" office:value="0.006" calcext:value-type="float">
            <text:p>0,006</text:p>
          </table:table-cell>
          <table:table-cell table:style-name="ce9" table:number-columns-repeated="2"/>
          <table:table-cell table:number-columns-repeated="2"/>
          <table:table-cell table:style-name="ce22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1" calcext:value-type="float">
            <text:p>0,001</text:p>
          </table:table-cell>
          <table:table-cell table:style-name="ce13" office:value-type="string" calcext:value-type="string">
            <text:p>dunaj</text:p>
          </table:table-cell>
          <table:table-cell table:style-name="ce21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65" calcext:value-type="float">
            <text:p>0,065</text:p>
          </table:table-cell>
          <table:table-cell table:style-name="ce9" table:formula="of:=(0.064+0.18)" office:value-type="float" office:value="0.244" calcext:value-type="float">
            <text:p>0,244</text:p>
          </table:table-cell>
          <table:table-cell table:style-name="ce9" table:number-columns-repeated="2"/>
          <table:table-cell table:number-columns-repeated="2"/>
          <table:table-cell table:style-name="ce22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43" calcext:value-type="float">
            <text:p>0,043</text:p>
          </table:table-cell>
          <table:table-cell table:style-name="ce13" office:value-type="string" calcext:value-type="string">
            <text:p>dunaj</text:p>
          </table:table-cell>
          <table:table-cell table:style-name="ce21" table:number-columns-repeated="5"/>
          <table:table-cell table:style-name="ce21" office:value-type="float" office:value="0.01" calcext:value-type="float">
            <text:p>0,0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(0.28+0.086)" office:value-type="float" office:value="0.366" calcext:value-type="float">
            <text:p>0,366</text:p>
          </table:table-cell>
          <table:table-cell table:style-name="ce9" table:formula="of:=(0.28+0.408+0.102)" office:value-type="float" office:value="0.79" calcext:value-type="float">
            <text:p>0,79</text:p>
          </table:table-cell>
          <table:table-cell table:style-name="ce9" table:number-columns-repeated="2"/>
          <table:table-cell table:number-columns-repeated="2"/>
          <table:table-cell table:style-name="ce22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557" calcext:value-type="float">
            <text:p>0,557</text:p>
          </table:table-cell>
          <table:table-cell table:style-name="ce13" office:value-type="string" calcext:value-type="string">
            <text:p>dunaj</text:p>
          </table:table-cell>
          <table:table-cell table:style-name="ce21"/>
          <table:table-cell/>
          <table:table-cell table:style-name="ce21" office:value-type="float" office:value="0.24" calcext:value-type="float">
            <text:p>0,24</text:p>
          </table:table-cell>
          <table:table-cell table:style-name="ce21"/>
          <table:table-cell table:style-name="ce21" office:value-type="float" office:value="0.031" calcext:value-type="float">
            <text:p>0,031</text:p>
          </table:table-cell>
          <table:table-cell table:style-name="ce21" office:value-type="float" office:value="0.053" calcext:value-type="float">
            <text:p>0,053</text:p>
          </table:table-cell>
          <table:table-cell table:style-name="ce21" office:value-type="float" office:value="0.086" calcext:value-type="float">
            <text:p>0,08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8" calcext:value-type="float">
            <text:p>0,018</text:p>
          </table:table-cell>
          <table:table-cell table:style-name="ce9" table:formula="of:=(0.019+0.012)" office:value-type="float" office:value="0.031" calcext:value-type="float">
            <text:p>0,031</text:p>
          </table:table-cell>
          <table:table-cell table:style-name="ce9" table:number-columns-repeated="2"/>
          <table:table-cell table:number-columns-repeated="2"/>
          <table:table-cell table:style-name="ce20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3"/>
          <table:table-cell table:style-name="ce10" table:number-columns-repeated="3"/>
          <table:table-cell table:style-name="ce10" office:value-type="float" office:value="0.005" calcext:value-type="float">
            <text:p>0,005</text:p>
          </table:table-cell>
          <table:table-cell table:style-name="ce13"/>
          <table:table-cell table:style-name="ce23" table:number-columns-repeated="4"/>
          <table:table-cell table:number-columns-repeated="2" table:style-name="ce21" office:value-type="float" office:value="0.001" calcext:value-type="float">
            <text:p>0,001</text:p>
          </table:table-cell>
          <table:table-cell table:style-name="ce23"/>
          <table:table-cell table:number-columns-repeated="1009"/>
        </table:table-row>
        <table:table-row table:style-name="ro2">
          <table:table-cell table:style-name="ce1"/>
          <table:table-cell table:style-name="ce11"/>
          <table:table-cell table:style-name="ce12" office:value-type="string" calcext:value-type="string">
            <text:p>L-D</text:p>
          </table:table-cell>
          <table:table-cell table:style-name="ce12" office:value-type="string" calcext:value-type="string">
            <text:p>O-D</text:p>
          </table:table-cell>
          <table:table-cell table:style-name="ce12" office:value-type="string" calcext:value-type="string">
            <text:p>D-L</text:p>
          </table:table-cell>
          <table:table-cell table:style-name="ce12" office:value-type="string" calcext:value-type="string">
            <text:p>D-O</text:p>
          </table:table-cell>
          <table:table-cell table:formula="of:=SUM([.G3:.G62])" office:value-type="float" office:value="6.373" calcext:value-type="float">
            <text:p>6,373</text:p>
          </table:table-cell>
          <table:table-cell table:number-columns-repeated="2"/>
          <table:table-cell table:number-columns-repeated="2" table:style-name="ce26" office:value-type="string" calcext:value-type="string">
            <text:p>boh</text:p>
          </table:table-cell>
          <table:table-cell table:number-columns-repeated="3" table:style-name="ce28" office:value-type="string" calcext:value-type="string">
            <text:p>pardubice</text:p>
          </table:table-cell>
          <table:table-cell table:style-name="ce26" office:value-type="string" calcext:value-type="string">
            <text:p>boh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11"/>
          <table:table-cell table:number-columns-repeated="9"/>
          <table:table-cell table:number-columns-repeated="3" table:style-name="ce29" office:value-type="string" calcext:value-type="string">
            <text:p>labe</text:p>
          </table:table-cell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zahranicie</text:p>
          </table:table-cell>
          <table:table-cell office:value-type="string" calcext:value-type="string">
            <text:p>cr intern</text:p>
          </table:table-cell>
          <table:table-cell table:number-columns-repeated="1021"/>
        </table:table-row>
        <table:table-row table:style-name="ro2">
          <table:table-cell table:style-name="ce1"/>
          <table:table-cell table:formula="of:=SUM([.C2:.G62])" office:value-type="float" office:value="32.348" calcext:value-type="float">
            <text:p>32,348</text:p>
          </table:table-cell>
          <table:table-cell office:value-type="float" office:value="2.15" calcext:value-type="float">
            <text:p>2,15</text:p>
          </table:table-cell>
          <table:table-cell table:formula="of:=SUM([.B66:.C66])" office:value-type="float" office:value="34.498" calcext:value-type="float">
            <text:p>34,498</text:p>
          </table:table-cell>
          <table:table-cell table:number-columns-repeated="11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SUM([.J3:.K8];[.J14:.K17];[.J21:.K33];[.O21:.O33];[.J39:.K47];[.O39:.O47];[.O3:.O8];[.O11];[.O15:.O17];[.J54:.K62];[.O54:.O62])" office:value-type="float" office:value="3.173" calcext:value-type="float">
            <text:p>3,173</text:p>
          </table:table-cell>
          <table:table-cell table:formula="of:=SUM([.J37:.K37];[.J19:.K19];[.J9:.K9];[.O9];[.O19];[.O37];[.O13]/2)" office:value-type="float" office:value="0.035" calcext:value-type="float">
            <text:p>0,035</text:p>
          </table:table-cell>
          <table:table-cell table:formula="of:=SUM([.J35:.K35];[.O35];[.O49];[.J49:.K49];[.O13]/2)" office:value-type="float" office:value="0.135" calcext:value-type="float">
            <text:p>0,13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SUM([.L54:.N62];[.L38:.N47];[.L21:.N33];[.L11:.N12];[.L3:.N8])" office:value-type="float" office:value="0.426" calcext:value-type="float">
            <text:p>0,426</text:p>
          </table:table-cell>
          <table:table-cell table:formula="of:=SUM([.L37:.N37];[.L19:.N19];[.L9:.N9];SUM([.L13:.N13])/2)" office:value-type="float" office:value="0.012" calcext:value-type="float">
            <text:p>0,012</text:p>
          </table:table-cell>
          <table:table-cell table:formula="of:==SUM(SUM([.L13:.N13])/2;[.L35:.N35];[.L49:.N49])" office:value-type="float" office:value="0.053" calcext:value-type="float">
            <text:p>0,053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SUM([.G54:.G62];[.G39:.G47];[.G21:.G33];[.G15:.G17];[.G11];[.G3:.G7])-[.Q68]-[.Q67]" office:value-type="float" office:value="1.53" calcext:value-type="float">
            <text:p>1,53</text:p>
          </table:table-cell>
          <table:table-cell table:formula="of:=SUM([.G9];[.G19];[.G37];[.G13]/2)-[.R67]-[.R68]" office:value-type="float" office:value="0.3165" calcext:value-type="float">
            <text:p>0,3165</text:p>
          </table:table-cell>
          <table:table-cell table:formula="of:=SUM([.G49];[.G35];[.G13]/2)-[.S67]-[.S68]" office:value-type="float" office:value="0.6925" calcext:value-type="float">
            <text:p>0,6925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12" office:value-type="string" calcext:value-type="string">
            <text:p>L-D</text:p>
          </table:table-cell>
          <table:table-cell table:style-name="ce12" office:value-type="string" calcext:value-type="string">
            <text:p>O-D</text:p>
          </table:table-cell>
          <table:table-cell table:style-name="ce12" office:value-type="string" calcext:value-type="string">
            <text:p>D-L</text:p>
          </table:table-cell>
          <table:table-cell table:style-name="ce12" office:value-type="string" calcext:value-type="string">
            <text:p>D-O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H50]*1000000" office:value-type="float" office:value="265000" calcext:value-type="float">
            <text:p>265000</text:p>
          </table:table-cell>
          <table:table-cell/>
          <table:table-cell office:value-type="string" calcext:value-type="string">
            <text:p>mldTON</text:p>
          </table:table-cell>
          <table:table-cell table:formula="of:=SUM([.C2:.C61])" office:value-type="float" office:value="6.298" calcext:value-type="float">
            <text:p>6,298</text:p>
          </table:table-cell>
          <table:table-cell table:formula="of:=SUM([.D2:.D61])" office:value-type="float" office:value="8.919" calcext:value-type="float">
            <text:p>8,919</text:p>
          </table:table-cell>
          <table:table-cell table:formula="of:=SUM([.E2:.E61])" office:value-type="float" office:value="4.925" calcext:value-type="float">
            <text:p>4,925</text:p>
          </table:table-cell>
          <table:table-cell table:formula="of:=SUM([.F2:.F61])" office:value-type="float" office:value="5.833" calcext:value-type="float">
            <text:p>5,833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H51]*1000000" office:value-type="float" office:value="2161000" calcext:value-type="float">
            <text:p>2161000</text:p>
          </table:table-cell>
          <table:table-cell/>
          <table:table-cell office:value-type="string" calcext:value-type="string">
            <text:p>tony</text:p>
          </table:table-cell>
          <table:table-cell table:formula="of:=([.J71]*1000000)" office:value-type="float" office:value="6298000" calcext:value-type="float">
            <text:p>6298000</text:p>
          </table:table-cell>
          <table:table-cell table:formula="of:=([.K71]*1000000)" office:value-type="float" office:value="8919000" calcext:value-type="float">
            <text:p>8919000</text:p>
          </table:table-cell>
          <table:table-cell table:formula="of:=([.L71]*1000000)" office:value-type="float" office:value="4925000" calcext:value-type="float">
            <text:p>4925000</text:p>
          </table:table-cell>
          <table:table-cell table:formula="of:=([.M71]*1000000)" office:value-type="float" office:value="5833000" calcext:value-type="float">
            <text:p>583300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H52]*1000000" office:value-type="float" office:value="903000" calcext:value-type="float">
            <text:p>903000</text:p>
          </table:table-cell>
          <table:table-cell/>
          <table:table-cell office:value-type="string" calcext:value-type="string">
            <text:p>ships</text:p>
          </table:table-cell>
          <table:table-cell table:formula="of:=([.J72]/4000)" office:value-type="float" office:value="1574.5" calcext:value-type="float">
            <text:p>1574,5</text:p>
          </table:table-cell>
          <table:table-cell table:formula="of:=([.K72]/4000)" office:value-type="float" office:value="2229.75" calcext:value-type="float">
            <text:p>2229,75</text:p>
          </table:table-cell>
          <table:table-cell table:formula="of:=([.L72]/4000)" office:value-type="float" office:value="1231.25" calcext:value-type="float">
            <text:p>1231,25</text:p>
          </table:table-cell>
          <table:table-cell table:formula="of:=([.M72]/4000)" office:value-type="float" office:value="1458.25" calcext:value-type="float">
            <text:p>1458,25</text:p>
          </table:table-cell>
          <table:table-cell table:formula="of:=SUM([.J73:.M73])" office:value-type="float" office:value="6493.75" calcext:value-type="float">
            <text:p>6493,75</text:p>
          </table:table-cell>
          <table:table-cell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([.Q67]*1000000)" office:value-type="float" office:value="3173000" calcext:value-type="float">
            <text:p>3173000</text:p>
          </table:table-cell>
          <table:table-cell table:formula="of:=([.R67]*1000000)" office:value-type="float" office:value="35000" calcext:value-type="float">
            <text:p>35000</text:p>
          </table:table-cell>
          <table:table-cell table:formula="of:=([.S67]*1000000)" office:value-type="float" office:value="135000" calcext:value-type="float">
            <text:p>135000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([.Q68]*1000000)" office:value-type="float" office:value="426000" calcext:value-type="float">
            <text:p>426000</text:p>
          </table:table-cell>
          <table:table-cell table:formula="of:=([.R68]*1000000)" office:value-type="float" office:value="12000" calcext:value-type="float">
            <text:p>12000</text:p>
          </table:table-cell>
          <table:table-cell table:formula="of:=([.S68]*1000000)" office:value-type="float" office:value="53000" calcext:value-type="float">
            <text:p>53000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([.Q69]*1000000)" office:value-type="float" office:value="1530000" calcext:value-type="float">
            <text:p>1530000</text:p>
          </table:table-cell>
          <table:table-cell table:formula="of:=([.R69]*1000000)" office:value-type="float" office:value="316500" calcext:value-type="float">
            <text:p>316500</text:p>
          </table:table-cell>
          <table:table-cell table:formula="of:=([.S69]*1000000)" office:value-type="float" office:value="692500" calcext:value-type="float">
            <text:p>69250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ships</text:p>
          </table:table-cell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[.Q74]/4000" office:value-type="float" office:value="793.25" calcext:value-type="float">
            <text:p>793,25</text:p>
          </table:table-cell>
          <table:table-cell table:formula="of:=[.R74]/4000" office:value-type="float" office:value="8.75" calcext:value-type="float">
            <text:p>8,75</text:p>
          </table:table-cell>
          <table:table-cell table:formula="of:=[.S74]/4000" office:value-type="float" office:value="33.75" calcext:value-type="float">
            <text:p>33,7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[.Q75]/4000" office:value-type="float" office:value="106.5" calcext:value-type="float">
            <text:p>106,5</text:p>
          </table:table-cell>
          <table:table-cell table:formula="of:=[.R75]/4000" office:value-type="float" office:value="3" calcext:value-type="float">
            <text:p>3</text:p>
          </table:table-cell>
          <table:table-cell table:formula="of:=[.S75]/4000" office:value-type="float" office:value="13.25" calcext:value-type="float">
            <text:p>13,2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[.Q76]/4000" office:value-type="float" office:value="382.5" calcext:value-type="float">
            <text:p>382,5</text:p>
          </table:table-cell>
          <table:table-cell table:formula="of:=[.R76]/4000" office:value-type="float" office:value="79.125" calcext:value-type="float">
            <text:p>79,125</text:p>
          </table:table-cell>
          <table:table-cell table:formula="of:=[.S76]/4000" office:value-type="float" office:value="173.125" calcext:value-type="float">
            <text:p>173,125</text:p>
          </table:table-cell>
          <table:table-cell table:number-columns-repeated="100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 style:data-style-name="N2" text:time-value="16:25:53.476413055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3:51:07.166564294</meta:creation-date>
    <dc:date>2014-12-04T17:56:15.583034864</dc:date>
    <meta:editing-duration>P1DT20H21M57S</meta:editing-duration>
    <meta:editing-cycles>30</meta:editing-cycles>
    <meta:generator>LibreOffice/4.2.7.2$Linux_X86_64 LibreOffice_project/420m0$Build-2</meta:generator>
    <meta:document-statistic meta:table-count="1" meta:cell-count="361" meta:object-count="0"/>
  </office:meta>
</office:document-meta>
</file>